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7a9" officeooo:paragraph-rsid="001de7a9"/>
    </style:style>
    <style:style style:name="P2" style:family="paragraph" style:parent-style-name="Standard">
      <style:text-properties officeooo:paragraph-rsid="0018e63c"/>
    </style:style>
    <style:style style:name="P3" style:family="paragraph" style:parent-style-name="Standard">
      <style:text-properties fo:font-variant="normal" fo:text-transform="none" fo:color="#24292f" style:font-name="Liberation Serif" fo:font-size="10pt" fo:letter-spacing="normal" fo:font-style="normal" fo:font-weight="normal" officeooo:rsid="0018e63c" officeooo:paragraph-rsid="001de7a9" style:font-size-asian="10pt" style:font-size-complex="10pt"/>
    </style:style>
    <style:style style:name="P4" style:family="paragraph" style:parent-style-name="Standard">
      <style:text-properties style:font-name="Liberation Serif" fo:font-size="10pt" officeooo:rsid="001d55e3" officeooo:paragraph-rsid="001d55e3" style:font-size-asian="10pt" style:font-size-complex="10pt"/>
    </style:style>
    <style:style style:name="P5" style:family="paragraph" style:parent-style-name="Standard">
      <style:text-properties style:font-name="Liberation Serif" fo:font-size="10pt" officeooo:rsid="0016b6ae" officeooo:paragraph-rsid="001d55e3" style:font-size-asian="10pt" style:font-size-complex="10pt"/>
    </style:style>
    <style:style style:name="P6" style:family="paragraph" style:parent-style-name="Standard">
      <style:text-properties style:font-name="Liberation Serif" fo:font-size="10pt" officeooo:rsid="0016b6ae" officeooo:paragraph-rsid="0016b6ae" style:font-size-asian="10pt" style:font-size-complex="10pt"/>
    </style:style>
    <style:style style:name="P7" style:family="paragraph" style:parent-style-name="Standard">
      <style:text-properties style:font-name="Liberation Serif" fo:font-size="10pt" officeooo:rsid="0016b6ae" officeooo:paragraph-rsid="001de7a9" style:font-size-asian="10pt" style:font-size-complex="10pt"/>
    </style:style>
    <style:style style:name="P8" style:family="paragraph" style:parent-style-name="Standard">
      <style:text-properties style:font-name="Liberation Serif" fo:font-size="10pt" officeooo:rsid="001de7a9" officeooo:paragraph-rsid="001de7a9" style:font-size-asian="10pt" style:font-size-complex="10pt"/>
    </style:style>
    <style:style style:name="P9" style:family="paragraph" style:parent-style-name="Standard">
      <style:text-properties style:font-name="Liberation Serif" fo:font-size="10pt" officeooo:rsid="00189c82" officeooo:paragraph-rsid="0016b6ae" style:font-size-asian="10pt" style:font-size-complex="10pt"/>
    </style:style>
    <style:style style:name="P10" style:family="paragraph" style:parent-style-name="Standard">
      <style:text-properties style:font-name="Liberation Serif" fo:font-size="10pt" officeooo:rsid="0018e63c" officeooo:paragraph-rsid="0018e63c" style:font-size-asian="10pt" style:font-size-complex="10pt"/>
    </style:style>
    <style:style style:name="P11" style:family="paragraph" style:parent-style-name="Standard">
      <style:text-properties officeooo:rsid="0018e63c" officeooo:paragraph-rsid="0018e63c"/>
    </style:style>
    <style:style style:name="P12" style:family="paragraph" style:parent-style-name="Standard">
      <style:text-properties fo:font-size="10pt" officeooo:rsid="0018e63c" officeooo:paragraph-rsid="0018e63c" style:font-size-asian="10pt" style:font-size-complex="10pt"/>
    </style:style>
    <style:style style:name="T1" style:family="text">
      <style:text-properties officeooo:rsid="0016f166"/>
    </style:style>
    <style:style style:name="T2" style:family="text">
      <style:text-properties fo:font-variant="normal" fo:text-transform="none" fo:color="#24292f" style:font-name="Liberation Serif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3" style:family="text">
      <style:text-properties officeooo:rsid="001d55e3"/>
    </style:style>
    <style:style style:name="T4" style:family="text">
      <style:text-properties officeooo:rsid="0016b6ae"/>
    </style:style>
    <style:style style:name="T5" style:family="text">
      <style:text-properties officeooo:rsid="001de7a9"/>
    </style:style>
    <style:style style:name="T6" style:family="text">
      <style:text-properties style:font-name="Liberation Serif"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f6af2"/>
    </style:style>
    <style:style style:name="T9" style:family="text">
      <style:text-properties officeooo:rsid="0021c8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ings to note:</text:p>
      <text:p text:style-name="P4"/>
      <text:p text:style-name="P4"><text:span text:style-name="T7">This code runs only from the terminal</text:span>. For somewhat reason I could not run on pycharm or sublime text</text:p>
      <text:p text:style-name="P4"/>
      <text:p text:style-name="P4">To install:</text:p>
      <text:p text:style-name="P4">The installation process is not as easy as the txt file attached. I had to do several configurations before being able to run the simulation:</text:p>
      <text:p text:style-name="P4"><text:s/></text:p>
      <text:p text:style-name="P5"/>
      <text:p text:style-name="P4">- <text:span text:style-name="T5">I</text:span>nstall from terminal the last line mentioned in the txt original file, (<text:span text:style-name="T4">dynamixel-sdk </text:span>was the only new here for me)</text:p>
      <text:p text:style-name="P6"><text:tab/>pip3 install gym dynamixel-sdk ipykernel pandas numpy matplotlib <text:s/>keyboard</text:p>
      <text:p text:style-name="P6"/>
      <text:p text:style-name="P7"><text:span text:style-name="T3">- Need to download MANUALLY </text:span><text:s/>MuJoCo, <text:span text:style-name="T3">basically a download process</text:span><text:span text:style-name="T1">. </text:span><text:span text:style-name="T5">So download MuJoCo for linux from this link:</text:span></text:p>
      <text:p text:style-name="P1"><text:span text:style-name="T6"><text:tab/></text:span><text:a xlink:type="simple" xlink:href="https://mujoco.org/download/mujoco210-linux-x86_64.tar.gz" text:style-name="Internet_20_link" text:visited-style-name="Visited_20_Internet_20_Link"><text:span text:style-name="T6">https://mujoco.org/download/mujoco210-linux-x86_64.tar.gz</text:span></text:a></text:p>
      <text:p text:style-name="P8"><text:tab/>Extract the downloaded mujoco210 directory into ~/.mujoco/mujoco210 (note this is a <text:tab/>hidden repository that is why I put ./)</text:p>
      <text:p text:style-name="P8"/>
      <text:p text:style-name="P8">- Now install mujoco-py, <text:s/>from a terminal run:</text:p>
      <text:p text:style-name="P8"><text:tab/>pip3 install -U 'mujoco-py&lt;2.2,&gt;=2.1' (this will automatically search for <text:tab/><text:tab/><text:tab/>~/.mujoco/mujoco210 folder) </text:p>
      <text:p text:style-name="P9"/>
      <text:p text:style-name="P9">- <text:span text:style-name="T5">Then need to add the following lines in <text:s/>~/.bashrc file:</text:span></text:p>
      <text:p text:style-name="P9"><text:tab/>export LD_LIBRARY_PATH=$LD_LIBRARY_PATH:/home/david/.mujoco/mujoco210/bin</text:p>
      <text:p text:style-name="P9"><text:tab/>export LD_LIBRARY_PATH=$LD_LIBRARY_PATH:/usr/lib/nvidia</text:p>
      <text:p text:style-name="P9"><text:tab/>export LD_PRELOAD=/usr/lib/x86_64-linux-gnu/libGLEW.so</text:p>
      <text:p text:style-name="P2"><text:span text:style-name="Source_20_Text"><text:span text:style-name="T2"/></text:span></text:p>
      <text:p text:style-name="P10"/>
      <text:p text:style-name="P3">- <text:span text:style-name="T5">In a new terminal run:</text:span></text:p>
      <text:p text:style-name="P3"><text:tab/>sudo apt-get install patchelf</text:p>
      <text:p text:style-name="P10"/>
      <text:p text:style-name="P10">- <text:span text:style-name="T5">Finally open a new terminal and source your bashrc file and run your code</text:span></text:p>
      <text:p text:style-name="P10"><text:tab/></text:p>
      <text:p text:style-name="P10"><text:tab/>source ~/.bashrc</text:p>
      <text:p text:style-name="P10"><text:tab/><text:span text:style-name="T5">python3 yourcode.py</text:span></text:p>
      <text:p text:style-name="P11"><text:tab/></text:p>
      <text:p text:style-name="P12">- I have created a new file called “simulation__under_test_bed” to run the code without getting errors, but neeed to fix the paths before run the cod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1:30:52.584212048</meta:creation-date>
    <dc:date>2022-04-16T19:29:34.563155258</dc:date>
    <meta:editing-duration>PT4H19M35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208" meta:character-count="1469" meta:non-whitespace-character-count="1260"/>
  </office:meta>
</office:document-meta>
</file>